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78in"/>
    </style:style>
    <style:style style:name="co3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2.026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 fo:font-size="10pt" style:font-size-asian="10pt" style:font-weight-asian="normal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</office:automatic-styles>
  <office:body>
    <office:spreadsheet>
      <table:table table:name="Sheet1_2" table:style-name="ta1">
        <table:table-column table:style-name="co2" table:default-cell-style-name="ce3"/>
        <table:table-column table:style-name="co3" table:default-cell-style-name="ce5"/>
        <table:table-column table:style-name="co5" table:default-cell-style-name="ce3"/>
        <table:table-column table:style-name="co4" table:number-columns-repeated="1021" table:default-cell-style-name="ce3"/>
        <table:table-row table:style-name="ro2">
          <table:table-cell table:style-name="ce1" office:value-type="string">
            <text:p>XOM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>
            <text:p>Usage : =GETYAHOO(Ticker,Datacode)</text:p>
          </table:table-cell>
          <table:table-cell table:number-columns-repeated="1023"/>
        </table:table-row>
        <table:table-row table:style-name="ro4">
          <table:table-cell/>
          <table:table-cell table:style-name="ce6" office:value-type="string">
            <text:p>Datacode:</text:p>
          </table:table-cell>
          <table:table-cell table:style-name="ce8" office:value-type="string">
            <text:p>Example: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Dividend Yield</text:p>
          </table:table-cell>
          <table:table-cell table:style-name="ce7" office:value-type="float" office:value="1">
            <text:p>1</text:p>
          </table:table-cell>
          <table:table-cell table:formula="of:=COM.SMF.TICKER.GETINFO.PYTHON.SMFIMPL.GETYAHOO([.A1];1)" office:value-type="string" office:string-value="2.59">
            <text:p>2.59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Dividend per Share</text:p>
          </table:table-cell>
          <table:table-cell table:style-name="ce7" office:value-type="float" office:value="2">
            <text:p>2</text:p>
          </table:table-cell>
          <table:table-cell table:formula="of:=COM.SMF.TICKER.GETINFO.PYTHON.SMFIMPL.GETYAHOO([.A1];2)" office:value-type="string" office:string-value="2.46">
            <text:p>2.46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Ask (Realtime)</text:p>
          </table:table-cell>
          <table:table-cell table:style-name="ce7" office:value-type="float" office:value="3">
            <text:p>3</text:p>
          </table:table-cell>
          <table:table-cell table:formula="of:=COM.SMF.TICKER.GETINFO.PYTHON.SMFIMPL.GETYAHOO([.A1];3)" office:value-type="string" office:string-value="94.38">
            <text:p>94.38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Dividend Pay Date</text:p>
          </table:table-cell>
          <table:table-cell table:style-name="ce7" office:value-type="float" office:value="4">
            <text:p>4</text:p>
          </table:table-cell>
          <table:table-cell table:formula="of:=COM.SMF.TICKER.GETINFO.PYTHON.SMFIMPL.GETYAHOO([.A1];4)" office:value-type="string" office:string-value="Dec 10">
            <text:p>Dec 10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Bid (Realtime)</text:p>
          </table:table-cell>
          <table:table-cell table:style-name="ce7" office:value-type="float" office:value="5">
            <text:p>5</text:p>
          </table:table-cell>
          <table:table-cell table:formula="of:=COM.SMF.TICKER.GETINFO.PYTHON.SMFIMPL.GETYAHOO([.A1];5)" office:value-type="string" office:string-value="94.29">
            <text:p>94.29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Ex-Dividend Date</text:p>
          </table:table-cell>
          <table:table-cell table:style-name="ce7" office:value-type="float" office:value="6">
            <text:p>6</text:p>
          </table:table-cell>
          <table:table-cell table:formula="of:=COM.SMF.TICKER.GETINFO.PYTHON.SMFIMPL.GETYAHOO([.A1];6)" office:value-type="string" office:string-value="Nov  7">
            <text:p>Nov <text:s/>7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revious Close</text:p>
          </table:table-cell>
          <table:table-cell table:style-name="ce7" office:value-type="float" office:value="7">
            <text:p>7</text:p>
          </table:table-cell>
          <table:table-cell table:formula="of:=COM.SMF.TICKER.GETINFO.PYTHON.SMFIMPL.GETYAHOO([.A1];7)" office:value-type="string" office:string-value="95.09">
            <text:p>95.09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Open</text:p>
          </table:table-cell>
          <table:table-cell table:style-name="ce7" office:value-type="float" office:value="8">
            <text:p>8</text:p>
          </table:table-cell>
          <table:table-cell table:formula="of:=COM.SMF.TICKER.GETINFO.PYTHON.SMFIMPL.GETYAHOO([.A1];8)" office:value-type="string" office:string-value="94.78">
            <text:p>94.78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Change</text:p>
          </table:table-cell>
          <table:table-cell table:style-name="ce7" office:value-type="float" office:value="9">
            <text:p>9</text:p>
          </table:table-cell>
          <table:table-cell table:formula="of:=COM.SMF.TICKER.GETINFO.PYTHON.SMFIMPL.GETYAHOO([.A1];9)" office:value-type="string" office:string-value="-0.82">
            <text:p>-0.82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Last Trade Date</text:p>
          </table:table-cell>
          <table:table-cell table:style-name="ce7" office:value-type="float" office:value="10">
            <text:p>10</text:p>
          </table:table-cell>
          <table:table-cell table:formula="of:=COM.SMF.TICKER.GETINFO.PYTHON.SMFIMPL.GETYAHOO([.A1];10)" office:value-type="string" office:string-value="11/26/2013">
            <text:p>11/26/2013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Change &amp; Percent Change</text:p>
          </table:table-cell>
          <table:table-cell table:style-name="ce7" office:value-type="float" office:value="11">
            <text:p>11</text:p>
          </table:table-cell>
          <table:table-cell table:formula="of:=COM.SMF.TICKER.GETINFO.PYTHON.SMFIMPL.GETYAHOO([.A1];11)" office:value-type="string" office:string-value="-0.82 - -0.86%">
            <text:p>-0.82 - -0.86%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Trade Date</text:p>
          </table:table-cell>
          <table:table-cell table:style-name="ce7" office:value-type="float" office:value="12">
            <text:p>12</text:p>
          </table:table-cell>
          <table:table-cell table:formula="of:=COM.SMF.TICKER.GETINFO.PYTHON.SMFIMPL.GETYAHOO([.A1];12)" office:value-type="string" office:string-value="-">
            <text:p>-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Change (Realtime)</text:p>
          </table:table-cell>
          <table:table-cell table:style-name="ce7" office:value-type="float" office:value="13">
            <text:p>13</text:p>
          </table:table-cell>
          <table:table-cell table:formula="of:=COM.SMF.TICKER.GETINFO.PYTHON.SMFIMPL.GETYAHOO([.A1];13)" office:value-type="string" office:string-value="-0.82">
            <text:p>-0.82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Last Trade Time</text:p>
          </table:table-cell>
          <table:table-cell table:style-name="ce7" office:value-type="float" office:value="14">
            <text:p>14</text:p>
          </table:table-cell>
          <table:table-cell table:formula="of:=COM.SMF.TICKER.GETINFO.PYTHON.SMFIMPL.GETYAHOO([.A1];14)" office:value-type="string" office:string-value="4:00pm">
            <text:p>4:00pm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Change Percent (Realtime)</text:p>
          </table:table-cell>
          <table:table-cell table:style-name="ce7" office:value-type="float" office:value="15">
            <text:p>15</text:p>
          </table:table-cell>
          <table:table-cell table:formula="of:=COM.SMF.TICKER.GETINFO.PYTHON.SMFIMPL.GETYAHOO([.A1];15)" office:value-type="string" office:string-value="N/A - -0.86%">
            <text:p>N/A - -0.86%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Change in Percent</text:p>
          </table:table-cell>
          <table:table-cell table:style-name="ce7" office:value-type="float" office:value="16">
            <text:p>16</text:p>
          </table:table-cell>
          <table:table-cell table:formula="of:=COM.SMF.TICKER.GETINFO.PYTHON.SMFIMPL.GETYAHOO([.A1];16)" office:value-type="string" office:string-value="-0.86%">
            <text:p>-0.86%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After Hours Change (Realtime)</text:p>
          </table:table-cell>
          <table:table-cell table:style-name="ce7" office:value-type="float" office:value="17">
            <text:p>17</text:p>
          </table:table-cell>
          <table:table-cell table:formula="of:=COM.SMF.TICKER.GETINFO.PYTHON.SMFIMPL.GETYAHOO([.A1];17)" office:value-type="string" office:string-value="N/A - N/A">
            <text:p>N/A - 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Change From 200 Day Moving Average</text:p>
          </table:table-cell>
          <table:table-cell table:style-name="ce7" office:value-type="float" office:value="18">
            <text:p>18</text:p>
          </table:table-cell>
          <table:table-cell table:formula="of:=COM.SMF.TICKER.GETINFO.PYTHON.SMFIMPL.GETYAHOO([.A1];18)" office:value-type="string" office:string-value="+4.0236">
            <text:p>+4.0236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Commission</text:p>
          </table:table-cell>
          <table:table-cell table:style-name="ce7" office:value-type="float" office:value="19">
            <text:p>19</text:p>
          </table:table-cell>
          <table:table-cell table:formula="of:=COM.SMF.TICKER.GETINFO.PYTHON.SMFIMPL.GETYAHOO([.A1];19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ercent Change From 200 Day Moving Average</text:p>
          </table:table-cell>
          <table:table-cell table:style-name="ce7" office:value-type="float" office:value="20">
            <text:p>20</text:p>
          </table:table-cell>
          <table:table-cell table:formula="of:=COM.SMF.TICKER.GETINFO.PYTHON.SMFIMPL.GETYAHOO([.A1];20)" office:value-type="string" office:string-value="+4.46%">
            <text:p>+4.46%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Todays Low</text:p>
          </table:table-cell>
          <table:table-cell table:style-name="ce7" office:value-type="float" office:value="21">
            <text:p>21</text:p>
          </table:table-cell>
          <table:table-cell table:formula="of:=COM.SMF.TICKER.GETINFO.PYTHON.SMFIMPL.GETYAHOO([.A1];21)" office:value-type="string" office:string-value="94.15">
            <text:p>94.15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Change From 50 Day Moving Average</text:p>
          </table:table-cell>
          <table:table-cell table:style-name="ce7" office:value-type="float" office:value="22">
            <text:p>22</text:p>
          </table:table-cell>
          <table:table-cell table:formula="of:=COM.SMF.TICKER.GETINFO.PYTHON.SMFIMPL.GETYAHOO([.A1];22)" office:value-type="string" office:string-value="+3.9933">
            <text:p>+3.9933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Todays High</text:p>
          </table:table-cell>
          <table:table-cell table:style-name="ce7" office:value-type="float" office:value="23">
            <text:p>23</text:p>
          </table:table-cell>
          <table:table-cell table:formula="of:=COM.SMF.TICKER.GETINFO.PYTHON.SMFIMPL.GETYAHOO([.A1];23)" office:value-type="string" office:string-value="94.81">
            <text:p>94.81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ercent Change From 50 Day Moving Average</text:p>
          </table:table-cell>
          <table:table-cell table:style-name="ce7" office:value-type="float" office:value="24">
            <text:p>24</text:p>
          </table:table-cell>
          <table:table-cell table:formula="of:=COM.SMF.TICKER.GETINFO.PYTHON.SMFIMPL.GETYAHOO([.A1];24)" office:value-type="string" office:string-value="+4.42%">
            <text:p>+4.42%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Last Trade (Realtime) With Time</text:p>
          </table:table-cell>
          <table:table-cell table:style-name="ce7" office:value-type="float" office:value="25">
            <text:p>25</text:p>
          </table:table-cell>
          <table:table-cell table:formula="of:=COM.SMF.TICKER.GETINFO.PYTHON.SMFIMPL.GETYAHOO([.A1];25)" office:value-type="string" office:string-value="N/A - &lt;b&gt;94.27&lt;/b&gt;">
            <text:p>N/A - &lt;b&gt;94.27&lt;/b&gt;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50 Day Moving Average</text:p>
          </table:table-cell>
          <table:table-cell table:style-name="ce7" office:value-type="float" office:value="26">
            <text:p>26</text:p>
          </table:table-cell>
          <table:table-cell table:formula="of:=COM.SMF.TICKER.GETINFO.PYTHON.SMFIMPL.GETYAHOO([.A1];26)" office:value-type="string" office:string-value="90.2767">
            <text:p>90.2767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Last Trade (With Time)</text:p>
          </table:table-cell>
          <table:table-cell table:style-name="ce7" office:value-type="float" office:value="27">
            <text:p>27</text:p>
          </table:table-cell>
          <table:table-cell table:formula="of:=COM.SMF.TICKER.GETINFO.PYTHON.SMFIMPL.GETYAHOO([.A1];27)" office:value-type="string" office:string-value="Nov 26 - &lt;b&gt;94.27&lt;/b&gt;">
            <text:p>Nov 26 - &lt;b&gt;94.27&lt;/b&gt;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200 Day Moving Average</text:p>
          </table:table-cell>
          <table:table-cell table:style-name="ce7" office:value-type="float" office:value="28">
            <text:p>28</text:p>
          </table:table-cell>
          <table:table-cell table:formula="of:=COM.SMF.TICKER.GETINFO.PYTHON.SMFIMPL.GETYAHOO([.A1];28)" office:value-type="string" office:string-value="90.2464">
            <text:p>90.2464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Last Trade (Price Only)</text:p>
          </table:table-cell>
          <table:table-cell table:style-name="ce7" office:value-type="float" office:value="29">
            <text:p>29</text:p>
          </table:table-cell>
          <table:table-cell table:formula="of:=COM.SMF.TICKER.GETINFO.PYTHON.SMFIMPL.GETYAHOO([.A1];29)" office:value-type="string" office:string-value="94.27">
            <text:p>94.27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1 yr Target Price</text:p>
          </table:table-cell>
          <table:table-cell table:style-name="ce7" office:value-type="float" office:value="30">
            <text:p>30</text:p>
          </table:table-cell>
          <table:table-cell table:formula="of:=COM.SMF.TICKER.GETINFO.PYTHON.SMFIMPL.GETYAHOO([.A1];30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Todays Value Change</text:p>
          </table:table-cell>
          <table:table-cell table:style-name="ce7" office:value-type="float" office:value="31">
            <text:p>31</text:p>
          </table:table-cell>
          <table:table-cell table:formula="of:=COM.SMF.TICKER.GETINFO.PYTHON.SMFIMPL.GETYAHOO([.A1];31)" office:value-type="string" office:string-value="- - -0.86%">
            <text:p>- - -0.86%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Holdings Gain Percent</text:p>
          </table:table-cell>
          <table:table-cell table:style-name="ce7" office:value-type="float" office:value="32">
            <text:p>32</text:p>
          </table:table-cell>
          <table:table-cell table:formula="of:=COM.SMF.TICKER.GETINFO.PYTHON.SMFIMPL.GETYAHOO([.A1];32)" office:value-type="string" office:string-value="- - -">
            <text:p>- - -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Todays Value Change (Realtime)</text:p>
          </table:table-cell>
          <table:table-cell table:style-name="ce7" office:value-type="float" office:value="33">
            <text:p>33</text:p>
          </table:table-cell>
          <table:table-cell table:formula="of:=COM.SMF.TICKER.GETINFO.PYTHON.SMFIMPL.GETYAHOO([.A1];33)" office:value-type="string" office:string-value="N/A - N/A">
            <text:p>N/A - 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Annualized Gain</text:p>
          </table:table-cell>
          <table:table-cell table:style-name="ce7" office:value-type="float" office:value="34">
            <text:p>34</text:p>
          </table:table-cell>
          <table:table-cell table:formula="of:=COM.SMF.TICKER.GETINFO.PYTHON.SMFIMPL.GETYAHOO([.A1];34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rice Paid</text:p>
          </table:table-cell>
          <table:table-cell table:style-name="ce7" office:value-type="float" office:value="35">
            <text:p>35</text:p>
          </table:table-cell>
          <table:table-cell table:formula="of:=COM.SMF.TICKER.GETINFO.PYTHON.SMFIMPL.GETYAHOO([.A1];35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Holdings Gain</text:p>
          </table:table-cell>
          <table:table-cell table:style-name="ce7" office:value-type="float" office:value="36">
            <text:p>36</text:p>
          </table:table-cell>
          <table:table-cell table:formula="of:=COM.SMF.TICKER.GETINFO.PYTHON.SMFIMPL.GETYAHOO([.A1];36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Todays Range</text:p>
          </table:table-cell>
          <table:table-cell table:style-name="ce7" office:value-type="float" office:value="37">
            <text:p>37</text:p>
          </table:table-cell>
          <table:table-cell table:formula="of:=COM.SMF.TICKER.GETINFO.PYTHON.SMFIMPL.GETYAHOO([.A1];37)" office:value-type="string" office:string-value="94.15 - 94.81">
            <text:p>94.15 - 94.81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Holdings Gain Percent (Realtime)</text:p>
          </table:table-cell>
          <table:table-cell table:style-name="ce7" office:value-type="float" office:value="38">
            <text:p>38</text:p>
          </table:table-cell>
          <table:table-cell table:formula="of:=COM.SMF.TICKER.GETINFO.PYTHON.SMFIMPL.GETYAHOO([.A1];38)" office:value-type="string" office:string-value="N/A - N/A">
            <text:p>N/A - N/A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Todays Range (Realtime)</text:p>
          </table:table-cell>
          <table:table-cell table:style-name="ce7" office:value-type="float" office:value="39">
            <text:p>39</text:p>
          </table:table-cell>
          <table:table-cell table:formula="of:=COM.SMF.TICKER.GETINFO.PYTHON.SMFIMPL.GETYAHOO([.A1];39)" office:value-type="string" office:string-value="N/A - N/A">
            <text:p>N/A - N/A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Holdings Gain (Realtime)</text:p>
          </table:table-cell>
          <table:table-cell table:style-name="ce7" office:value-type="float" office:value="40">
            <text:p>40</text:p>
          </table:table-cell>
          <table:table-cell table:formula="of:=COM.SMF.TICKER.GETINFO.PYTHON.SMFIMPL.GETYAHOO([.A1];40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52 Week High</text:p>
          </table:table-cell>
          <table:table-cell table:style-name="ce7" office:value-type="float" office:value="41">
            <text:p>41</text:p>
          </table:table-cell>
          <table:table-cell table:formula="of:=COM.SMF.TICKER.GETINFO.PYTHON.SMFIMPL.GETYAHOO([.A1];41)" office:value-type="string" office:string-value="96.00">
            <text:p>96.00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More Info</text:p>
          </table:table-cell>
          <table:table-cell table:style-name="ce7" office:value-type="float" office:value="42">
            <text:p>42</text:p>
          </table:table-cell>
          <table:table-cell table:formula="of:=COM.SMF.TICKER.GETINFO.PYTHON.SMFIMPL.GETYAHOO([.A1];42)" office:value-type="string" office:string-value="11859551">
            <text:p>11859551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52 week Low</text:p>
          </table:table-cell>
          <table:table-cell table:style-name="ce7" office:value-type="float" office:value="43">
            <text:p>43</text:p>
          </table:table-cell>
          <table:table-cell table:formula="of:=COM.SMF.TICKER.GETINFO.PYTHON.SMFIMPL.GETYAHOO([.A1];43)" office:value-type="string" office:string-value="84.70">
            <text:p>84.70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Market Cap</text:p>
          </table:table-cell>
          <table:table-cell table:style-name="ce7" office:value-type="float" office:value="44">
            <text:p>44</text:p>
          </table:table-cell>
          <table:table-cell table:formula="of:=COM.SMF.TICKER.GETINFO.PYTHON.SMFIMPL.GETYAHOO([.A1];44)" office:value-type="string" office:string-value="411.8B">
            <text:p>411.8B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Change From 52 Week Low</text:p>
          </table:table-cell>
          <table:table-cell table:style-name="ce7" office:value-type="float" office:value="45">
            <text:p>45</text:p>
          </table:table-cell>
          <table:table-cell table:formula="of:=COM.SMF.TICKER.GETINFO.PYTHON.SMFIMPL.GETYAHOO([.A1];45)" office:value-type="string" office:string-value="+9.57">
            <text:p>+9.57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Market Cap (Realtime)</text:p>
          </table:table-cell>
          <table:table-cell table:style-name="ce7" office:value-type="float" office:value="46">
            <text:p>46</text:p>
          </table:table-cell>
          <table:table-cell table:formula="of:=COM.SMF.TICKER.GETINFO.PYTHON.SMFIMPL.GETYAHOO([.A1];46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Change From 52 week High</text:p>
          </table:table-cell>
          <table:table-cell table:style-name="ce7" office:value-type="float" office:value="47">
            <text:p>47</text:p>
          </table:table-cell>
          <table:table-cell table:formula="of:=COM.SMF.TICKER.GETINFO.PYTHON.SMFIMPL.GETYAHOO([.A1];47)" office:value-type="string" office:string-value="-1.73">
            <text:p>-1.73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ercent Change From 52 week Low</text:p>
          </table:table-cell>
          <table:table-cell table:style-name="ce7" office:value-type="float" office:value="48">
            <text:p>48</text:p>
          </table:table-cell>
          <table:table-cell table:formula="of:=COM.SMF.TICKER.GETINFO.PYTHON.SMFIMPL.GETYAHOO([.A1];48)" office:value-type="string" office:string-value="+11.30%">
            <text:p>+11.30%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Company Name</text:p>
          </table:table-cell>
          <table:table-cell table:style-name="ce7" office:value-type="float" office:value="49">
            <text:p>49</text:p>
          </table:table-cell>
          <table:table-cell table:formula="of:=COM.SMF.TICKER.GETINFO.PYTHON.SMFIMPL.GETYAHOO([.A1];49)" office:value-type="string" office:string-value="Exxon Mobil Corpo">
            <text:p>Exxon Mobil Corpo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ercent Change From 52 week High</text:p>
          </table:table-cell>
          <table:table-cell table:style-name="ce7" office:value-type="float" office:value="50">
            <text:p>50</text:p>
          </table:table-cell>
          <table:table-cell table:formula="of:=COM.SMF.TICKER.GETINFO.PYTHON.SMFIMPL.GETYAHOO([.A1];50)" office:value-type="string" office:string-value="-1.80%">
            <text:p>-1.80%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Notes</text:p>
          </table:table-cell>
          <table:table-cell table:style-name="ce7" office:value-type="float" office:value="51">
            <text:p>51</text:p>
          </table:table-cell>
          <table:table-cell table:formula="of:=COM.SMF.TICKER.GETINFO.PYTHON.SMFIMPL.GETYAHOO([.A1];51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52 week Range</text:p>
          </table:table-cell>
          <table:table-cell table:style-name="ce7" office:value-type="float" office:value="52">
            <text:p>52</text:p>
          </table:table-cell>
          <table:table-cell table:formula="of:=COM.SMF.TICKER.GETINFO.PYTHON.SMFIMPL.GETYAHOO([.A1];52)" office:value-type="string" office:string-value="84.70 - 96.00">
            <text:p>84.70 - 96.00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Shares Owned</text:p>
          </table:table-cell>
          <table:table-cell table:style-name="ce7" office:value-type="float" office:value="53">
            <text:p>53</text:p>
          </table:table-cell>
          <table:table-cell table:formula="of:=COM.SMF.TICKER.GETINFO.PYTHON.SMFIMPL.GETYAHOO([.A1];53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Stock Exchange</text:p>
          </table:table-cell>
          <table:table-cell table:style-name="ce7" office:value-type="float" office:value="54">
            <text:p>54</text:p>
          </table:table-cell>
          <table:table-cell table:formula="of:=COM.SMF.TICKER.GETINFO.PYTHON.SMFIMPL.GETYAHOO([.A1];54)" office:value-type="string" office:string-value="NYSE">
            <text:p>NYSE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Volume</text:p>
          </table:table-cell>
          <table:table-cell table:style-name="ce7" office:value-type="float" office:value="55">
            <text:p>55</text:p>
          </table:table-cell>
          <table:table-cell table:formula="of:=COM.SMF.TICKER.GETINFO.PYTHON.SMFIMPL.GETYAHOO([.A1];55)" office:value-type="string" office:string-value="11859551">
            <text:p>11859551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Ask Size</text:p>
          </table:table-cell>
          <table:table-cell table:style-name="ce7" office:value-type="float" office:value="56">
            <text:p>56</text:p>
          </table:table-cell>
          <table:table-cell table:formula="of:=COM.SMF.TICKER.GETINFO.PYTHON.SMFIMPL.GETYAHOO([.A1];56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Bid Size</text:p>
          </table:table-cell>
          <table:table-cell table:style-name="ce7" office:value-type="float" office:value="57">
            <text:p>57</text:p>
          </table:table-cell>
          <table:table-cell table:formula="of:=COM.SMF.TICKER.GETINFO.PYTHON.SMFIMPL.GETYAHOO([.A1];57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Last Trade Size</text:p>
          </table:table-cell>
          <table:table-cell table:style-name="ce7" office:value-type="float" office:value="58">
            <text:p>58</text:p>
          </table:table-cell>
          <table:table-cell table:formula="of:=COM.SMF.TICKER.GETINFO.PYTHON.SMFIMPL.GETYAHOO([.A1];58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Ticker Trend</text:p>
          </table:table-cell>
          <table:table-cell table:style-name="ce7" office:value-type="float" office:value="59">
            <text:p>59</text:p>
          </table:table-cell>
          <table:table-cell table:formula="of:=COM.SMF.TICKER.GETINFO.PYTHON.SMFIMPL.GETYAHOO([.A1];59)" office:value-type="string" office:string-value="&amp;nbsp;=====+&amp;nbsp;">
            <text:p>&amp;nbsp;=====+&amp;nbsp;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Average Daily Volume</text:p>
          </table:table-cell>
          <table:table-cell table:style-name="ce7" office:value-type="float" office:value="60">
            <text:p>60</text:p>
          </table:table-cell>
          <table:table-cell table:formula="of:=COM.SMF.TICKER.GETINFO.PYTHON.SMFIMPL.GETYAHOO([.A1];60)" office:value-type="string" office:string-value="12543700">
            <text:p>12543700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Trade Links</text:p>
          </table:table-cell>
          <table:table-cell table:style-name="ce7" office:value-type="float" office:value="61">
            <text:p>61</text:p>
          </table:table-cell>
          <table:table-cell table:formula="of:=COM.SMF.TICKER.GETINFO.PYTHON.SMFIMPL.GETYAHOO([.A1];61)" office:value-type="string" office:string-value="&lt;a href=http://edit.finance.yahoo.com/ef?.intl=us&amp;.done=http://finance.yahoo.com/d/quotes.csv%3fs%3dXOM%26f%3dydb2r1b3qpoc1d1cd2c6t1k2p2c8m5c3m6gm7hm8k1m3lm4l1t8w1g1w4g3p1g4mg5m2g6kvjj1j5j3k4j6nk5n4ws1xva5b6k3t7a2t6i5l2el3e7v1e8v7e9s6b4j4p5p6rr2r5r6r7s7&quot;&gt;Choose&amp;nbsp;Brokerage&lt;/a&gt;&quot;">
            <text:p>&lt;a href=http://edit.finance.yahoo.com/ef?.intl=us&amp;.done=http://finance.yahoo.com/d/quotes.csv%3fs%3dXOM%26f%3dydb2r1b3qpoc1d1cd2c6t1k2p2c8m5c3m6gm7hm8k1m3lm4l1t8w1g1w4g3p1g4mg5m2g6kvjj1j5j3k4j6nk5n4ws1xva5b6k3t7a2t6i5l2el3e7v1e8v7e9s6b4j4p5p6rr2r5r6r7s7"&gt;Choose&amp;nbsp;Brokerage&lt;/a&gt;"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Order Book (Realtime)*********(15)</text:p>
          </table:table-cell>
          <table:table-cell table:style-name="ce7" office:value-type="float" office:value="62">
            <text:p>62</text:p>
          </table:table-cell>
          <table:table-cell table:formula="of:=COM.SMF.TICKER.GETINFO.PYTHON.SMFIMPL.GETYAHOO([.A1];62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High Limit</text:p>
          </table:table-cell>
          <table:table-cell table:style-name="ce7" office:value-type="float" office:value="63">
            <text:p>63</text:p>
          </table:table-cell>
          <table:table-cell table:formula="of:=COM.SMF.TICKER.GETINFO.PYTHON.SMFIMPL.GETYAHOO([.A1];63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EPS</text:p>
          </table:table-cell>
          <table:table-cell table:style-name="ce7" office:value-type="float" office:value="64">
            <text:p>64</text:p>
          </table:table-cell>
          <table:table-cell table:formula="of:=COM.SMF.TICKER.GETINFO.PYTHON.SMFIMPL.GETYAHOO([.A1];64)" office:value-type="string" office:string-value="7.657">
            <text:p>7.657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Low Limit</text:p>
          </table:table-cell>
          <table:table-cell table:style-name="ce7" office:value-type="float" office:value="65">
            <text:p>65</text:p>
          </table:table-cell>
          <table:table-cell table:formula="of:=COM.SMF.TICKER.GETINFO.PYTHON.SMFIMPL.GETYAHOO([.A1];65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EPS Estimate Current Year</text:p>
          </table:table-cell>
          <table:table-cell table:style-name="ce7" office:value-type="float" office:value="66">
            <text:p>66</text:p>
          </table:table-cell>
          <table:table-cell table:formula="of:=COM.SMF.TICKER.GETINFO.PYTHON.SMFIMPL.GETYAHOO([.A1];66)" office:value-type="string" office:string-value="0.00">
            <text:p>0.00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Holdings Value</text:p>
          </table:table-cell>
          <table:table-cell table:style-name="ce7" office:value-type="float" office:value="67">
            <text:p>67</text:p>
          </table:table-cell>
          <table:table-cell table:formula="of:=COM.SMF.TICKER.GETINFO.PYTHON.SMFIMPL.GETYAHOO([.A1];67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EPS Estimate Next Year</text:p>
          </table:table-cell>
          <table:table-cell table:style-name="ce7" office:value-type="float" office:value="68">
            <text:p>68</text:p>
          </table:table-cell>
          <table:table-cell table:formula="of:=COM.SMF.TICKER.GETINFO.PYTHON.SMFIMPL.GETYAHOO([.A1];68)" office:value-type="string" office:string-value="0.00">
            <text:p>0.00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Holdings Value (Realtime)</text:p>
          </table:table-cell>
          <table:table-cell table:style-name="ce7" office:value-type="float" office:value="69">
            <text:p>69</text:p>
          </table:table-cell>
          <table:table-cell table:formula="of:=COM.SMF.TICKER.GETINFO.PYTHON.SMFIMPL.GETYAHOO([.A1];69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EPS Estimate Next Quarter</text:p>
          </table:table-cell>
          <table:table-cell table:style-name="ce7" office:value-type="float" office:value="70">
            <text:p>70</text:p>
          </table:table-cell>
          <table:table-cell table:formula="of:=COM.SMF.TICKER.GETINFO.PYTHON.SMFIMPL.GETYAHOO([.A1];70)" office:value-type="string" office:string-value="0.00">
            <text:p>0.00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Revenue</text:p>
          </table:table-cell>
          <table:table-cell table:style-name="ce7" office:value-type="float" office:value="71">
            <text:p>71</text:p>
          </table:table-cell>
          <table:table-cell table:formula="of:=COM.SMF.TICKER.GETINFO.PYTHON.SMFIMPL.GETYAHOO([.A1];71)" office:value-type="string" office:string-value="397.6B">
            <text:p>397.6B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Book Value</text:p>
          </table:table-cell>
          <table:table-cell table:style-name="ce7" office:value-type="float" office:value="72">
            <text:p>72</text:p>
          </table:table-cell>
          <table:table-cell table:formula="of:=COM.SMF.TICKER.GETINFO.PYTHON.SMFIMPL.GETYAHOO([.A1];72)" office:value-type="string" office:string-value="38.742">
            <text:p>38.742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EBITDA</text:p>
          </table:table-cell>
          <table:table-cell table:style-name="ce7" office:value-type="float" office:value="73">
            <text:p>73</text:p>
          </table:table-cell>
          <table:table-cell table:formula="of:=COM.SMF.TICKER.GETINFO.PYTHON.SMFIMPL.GETYAHOO([.A1];73)" office:value-type="string" office:string-value="62.430B">
            <text:p>62.430B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rice / Sales</text:p>
          </table:table-cell>
          <table:table-cell table:style-name="ce7" office:value-type="float" office:value="74">
            <text:p>74</text:p>
          </table:table-cell>
          <table:table-cell table:formula="of:=COM.SMF.TICKER.GETINFO.PYTHON.SMFIMPL.GETYAHOO([.A1];74)" office:value-type="string" office:string-value="1.04">
            <text:p>1.04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rice / Book</text:p>
          </table:table-cell>
          <table:table-cell table:style-name="ce7" office:value-type="float" office:value="75">
            <text:p>75</text:p>
          </table:table-cell>
          <table:table-cell table:formula="of:=COM.SMF.TICKER.GETINFO.PYTHON.SMFIMPL.GETYAHOO([.A1];75)" office:value-type="string" office:string-value="2.45">
            <text:p>2.45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/E Ratio</text:p>
          </table:table-cell>
          <table:table-cell table:style-name="ce7" office:value-type="float" office:value="76">
            <text:p>76</text:p>
          </table:table-cell>
          <table:table-cell table:formula="of:=COM.SMF.TICKER.GETINFO.PYTHON.SMFIMPL.GETYAHOO([.A1];76)" office:value-type="string" office:string-value="12.42">
            <text:p>12.42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<text:s/>P/E Ratio (Realtime)</text:p>
          </table:table-cell>
          <table:table-cell table:style-name="ce7" office:value-type="float" office:value="77">
            <text:p>77</text:p>
          </table:table-cell>
          <table:table-cell table:formula="of:=COM.SMF.TICKER.GETINFO.PYTHON.SMFIMPL.GETYAHOO([.A1];77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EG Ratio</text:p>
          </table:table-cell>
          <table:table-cell table:style-name="ce7" office:value-type="float" office:value="78">
            <text:p>78</text:p>
          </table:table-cell>
          <table:table-cell table:formula="of:=COM.SMF.TICKER.GETINFO.PYTHON.SMFIMPL.GETYAHOO([.A1];78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rice / EPS Estimate Current Year</text:p>
          </table:table-cell>
          <table:table-cell table:style-name="ce7" office:value-type="float" office:value="79">
            <text:p>79</text:p>
          </table:table-cell>
          <table:table-cell table:formula="of:=COM.SMF.TICKER.GETINFO.PYTHON.SMFIMPL.GETYAHOO([.A1];79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Price / EPS Estimate Next Year</text:p>
          </table:table-cell>
          <table:table-cell table:style-name="ce7" office:value-type="float" office:value="80">
            <text:p>80</text:p>
          </table:table-cell>
          <table:table-cell table:formula="of:=COM.SMF.TICKER.GETINFO.PYTHON.SMFIMPL.GETYAHOO([.A1];80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<text:s/>Short Ratio</text:p>
          </table:table-cell>
          <table:table-cell table:style-name="ce7" office:value-type="float" office:value="81">
            <text:p>81</text:p>
          </table:table-cell>
          <table:table-cell table:formula="of:=COM.SMF.TICKER.GETINFO.PYTHON.SMFIMPL.GETYAHOO([.A1];81)" office:value-type="string" office:string-value="3.90">
            <text:p>3.90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7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18T14:20:40</meta:creation-date>
    <dc:date>2013-11-26T21:45:23</dc:date>
    <dc:creator>Dave </dc:creator>
    <meta:editing-duration>PT42M39S</meta:editing-duration>
    <meta:editing-cycles>13</meta:editing-cycles>
    <meta:generator>LibreOffice/3.5$Linux_X86_64 LibreOffice_project/350m1$Build-2</meta:generator>
    <meta:document-statistic meta:table-count="4" meta:cell-count="247" meta:object-count="0"/>
  </office:meta>
</office:document-meta>
</file>